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a" svg:font-family="Calibr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Calibra" style:text-underline-style="none" fo:font-weight="normal" officeooo:paragraph-rsid="001ad3e3" style:font-weight-asian="normal" style:font-weight-complex="normal"/>
    </style:style>
    <style:style style:name="P2" style:family="paragraph" style:parent-style-name="Text_20_body">
      <style:text-properties style:font-name="Calibra" fo:font-weight="normal" officeooo:paragraph-rsid="001a83ee" style:font-weight-asian="normal" style:font-weight-complex="normal"/>
    </style:style>
    <style:style style:name="T1" style:family="text">
      <style:text-properties officeooo:rsid="001a83e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ad3e3"/>
    </style:style>
    <style:style style:name="T5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Protokół komunikacyjny – zbiór ścisłych reguł i kroków postępowania, które są automatycznie wykonywane przez urządzenia komunikacyjne w celu nawiązania łączności i wymiany </text:p>
      <text:p text:style-name="P1"><text:tab/>Protokół UDP zapewnia protokołom wyższego rzędu zdefiniowaną usługę transmisji pakietów danych, zorientowanej <text:span text:style-name="T1">transakcyjnie (</text:span>udostępnia usługi dostarczające datagramy metodą bezpołączeniową<text:span text:style-name="T1">).</text:span> </text:p>
      <text:p text:style-name="P1"><text:tab/>Dysponuje minimalnymi mechanizmami transmisji danych i opiera się bezpośrednio na protokole IP. W przeciwieństwie do TCP nie gwarantuje kompleksowej kontroli skuteczności transmisji, a zatem nie ma pewności dostarczenia pakietu danych do odbiorcy, nie da się rozpoznać duplikatów, ani nie można zapewnić przekazu pakietów we właściwej kolejności.</text:p>
      <text:p text:style-name="P2"><text:span text:style-name="T3"><text:tab/>Korzyścią płynącą z takiego uproszczenia budowy jest większa szybkość </text:span><text:span text:style-name="T4">transmisji</text:span><text:span text:style-name="T3"> danych i brak dodatkowych zadań, którymi musi zajmować się host posługujący się tym protokołem.</text:span></text:p>
      <text:p text:style-name="P2"><text:span text:style-name="T3"><text:tab/>Pakiety UDP - datagram</text:span><text:span text:style-name="T4">y</text:span><text:span text:style-name="T3">, zawierają oprócz nagłówków niższego poziomu nagłówek UDP. Składa się on z pól zawierających </text:span><text:span text:style-name="T4">sumę kontrolną</text:span><text:span text:style-name="T3">, długość pakietu oraz porty: źródłowy i docelowy.</text:span></text:p>
      <text:p text:style-name="P2"><text:span text:style-name="T3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a" svg:font-family="Calibr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22:38:07.804605840</meta:creation-date>
    <dc:date>2015-12-23T23:08:38.531059350</dc:date>
    <meta:editing-duration>PT20M42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1" meta:paragraph-count="5" meta:word-count="136" meta:character-count="1072" meta:non-whitespace-character-count="933"/>
  </office:meta>
</office:document-meta>
</file>